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paragraph-rsid="061fd264" style:font-size-asian="11pt" style:font-size-complex="11pt"/>
    </style:style>
    <style:style style:name="P2"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paragraph-rsid="06230150" style:font-size-asian="11pt" style:font-size-complex="11pt"/>
    </style:style>
    <style:style style:name="P3"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paragraph-rsid="06200622" style:font-size-asian="11pt" style:font-size-complex="11pt"/>
    </style:style>
    <style:style style:name="P4"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paragraph-rsid="062b2f27" style:font-size-asian="11pt" style:font-size-complex="11pt"/>
    </style:style>
    <style:style style:name="P5"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paragraph-rsid="061fd264" style:font-size-asian="11pt" style:font-size-complex="11pt"/>
    </style:style>
    <style:style style:name="P6"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 style:position="2.2602in"/>
        </style:tab-stops>
      </style:paragraph-properties>
      <style:text-properties style:font-name="Ubuntu1" fo:font-size="11pt" officeooo:paragraph-rsid="0649976f" style:font-size-asian="11pt" style:font-size-complex="11pt"/>
    </style:style>
    <style:style style:name="P7"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rsid="001e0755" officeooo:paragraph-rsid="061fd264" style:font-size-asian="11pt" style:font-size-complex="11pt"/>
    </style:style>
    <style:style style:name="P8"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rsid="001e0755" officeooo:paragraph-rsid="062af671" style:font-size-asian="11pt" style:font-size-complex="11pt"/>
    </style:style>
    <style:style style:name="P9"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rsid="001e0755" officeooo:paragraph-rsid="062ee3ca" style:font-size-asian="11pt" style:font-size-complex="11pt"/>
    </style:style>
    <style:style style:name="P10"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rsid="001e0755" officeooo:paragraph-rsid="062f9628" style:font-size-asian="11pt" style:font-size-complex="11pt"/>
    </style:style>
    <style:style style:name="P11"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rsid="001e0755" officeooo:paragraph-rsid="06317b51" style:font-size-asian="11pt" style:font-size-complex="11pt"/>
    </style:style>
    <style:style style:name="P12"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fo:font-weight="bold" officeooo:paragraph-rsid="06259a3b" style:font-size-asian="11pt" style:font-weight-asian="bold" style:font-size-complex="11pt" style:font-weight-complex="bold"/>
    </style:style>
    <style:style style:name="P13"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fo:font-weight="bold" officeooo:paragraph-rsid="06230150" style:font-size-asian="11pt" style:font-weight-asian="bold" style:font-size-complex="11pt" style:font-weight-complex="bold"/>
    </style:style>
    <style:style style:name="P14"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fo:font-weight="bold" officeooo:paragraph-rsid="062b2f27" style:font-size-asian="11pt" style:font-weight-asian="bold" style:font-size-complex="11pt" style:font-weight-complex="bold"/>
    </style:style>
    <style:style style:name="P15"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 style:position="2.2602in"/>
        </style:tab-stops>
      </style:paragraph-properties>
      <style:text-properties style:font-name="Ubuntu1" fo:font-size="11pt" fo:font-weight="normal" officeooo:paragraph-rsid="0649976f" style:font-size-asian="11pt" style:font-weight-asian="normal" style:font-size-complex="11pt" style:font-weight-complex="normal"/>
    </style:style>
    <style:style style:name="P16"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 style:position="2.2602in"/>
        </style:tab-stops>
      </style:paragraph-properties>
      <style:text-properties style:font-name="Ubuntu1" fo:font-size="12pt" officeooo:paragraph-rsid="0649976f" style:font-size-asian="12pt" style:font-size-complex="12pt"/>
    </style:style>
    <style:style style:name="P17"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officeooo:paragraph-rsid="061fd264" style:font-size-asian="11pt" style:font-size-complex="11pt"/>
    </style:style>
    <style:style style:name="P18"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officeooo:paragraph-rsid="061fd264" style:font-size-asian="11pt" style:font-size-complex="11pt"/>
    </style:style>
    <style:style style:name="P19"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officeooo:paragraph-rsid="0626d8d1" style:font-size-asian="11pt" style:font-size-complex="11pt"/>
    </style:style>
    <style:style style:name="P20"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officeooo:rsid="001e0755" officeooo:paragraph-rsid="061fd264" style:font-size-asian="11pt" style:font-size-complex="11pt"/>
    </style:style>
    <style:style style:name="P21"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officeooo:rsid="0030bf06" officeooo:paragraph-rsid="062af671" style:font-size-asian="11pt" style:font-size-complex="11pt"/>
    </style:style>
    <style:style style:name="P22"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fo:font-weight="normal" officeooo:rsid="055a97c6" officeooo:paragraph-rsid="06259a3b" style:font-size-asian="11pt" style:font-weight-asian="normal" style:font-size-complex="11pt" style:font-weight-complex="normal"/>
    </style:style>
    <style:style style:name="P23"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fo:font-weight="normal" officeooo:rsid="0030bf06" officeooo:paragraph-rsid="062af671" style:font-size-asian="11pt" style:font-weight-asian="normal" style:font-size-complex="11pt" style:font-weight-complex="normal"/>
    </style:style>
    <style:style style:name="P24"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fo:font-weight="normal" officeooo:rsid="0030bf06" officeooo:paragraph-rsid="062ee3ca" style:font-size-asian="11pt" style:font-weight-asian="normal" style:font-size-complex="11pt" style:font-weight-complex="normal"/>
    </style:style>
    <style:style style:name="P25"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fo:font-weight="normal" officeooo:rsid="0030bf06" officeooo:paragraph-rsid="062f9628" style:font-size-asian="11pt" style:font-weight-asian="normal" style:font-size-complex="11pt" style:font-weight-complex="normal"/>
    </style:style>
    <style:style style:name="P26"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fo:font-weight="normal" officeooo:rsid="0030bf06" officeooo:paragraph-rsid="06317b51" style:font-size-asian="11pt" style:font-weight-asian="normal" style:font-size-complex="11pt" style:font-weight-complex="normal"/>
    </style:style>
    <style:style style:name="P27"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fo:font-weight="normal" officeooo:rsid="0630e200" officeooo:paragraph-rsid="0630e200" style:font-size-asian="11pt" style:font-weight-asian="normal" style:font-size-complex="11pt" style:font-weight-complex="normal"/>
    </style:style>
    <style:style style:name="P28"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fo:font-weight="normal" officeooo:rsid="0649976f" officeooo:paragraph-rsid="0649976f" style:font-size-asian="11pt" style:font-weight-asian="normal" style:font-size-complex="11pt" style:font-weight-complex="normal"/>
    </style:style>
    <style:style style:name="P29"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fo:font-weight="bold" officeooo:paragraph-rsid="0625c6f1" style:font-size-asian="11pt" style:font-weight-asian="bold" style:font-size-complex="11pt" style:font-weight-complex="bold"/>
    </style:style>
    <style:style style:name="P30"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000000" style:font-name="Ubuntu1" fo:font-size="11pt" fo:font-weight="bold" officeooo:paragraph-rsid="062b2f27" style:font-size-asian="11pt" style:font-weight-asian="bold" style:font-size-complex="11pt" style:font-weight-complex="bold"/>
    </style:style>
    <style:style style:name="P31"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font-size="11pt" officeooo:paragraph-rsid="0626d8d1" style:font-size-asian="11pt" style:font-size-complex="11pt"/>
    </style:style>
    <style:style style:name="P32"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font-size="11pt" fo:font-weight="bold" officeooo:paragraph-rsid="0626d8d1" style:font-size-asian="11pt" style:font-weight-asian="bold" style:font-size-complex="11pt" style:font-weight-complex="bold"/>
    </style:style>
    <style:style style:name="P33"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font-size="11pt" fo:font-weight="bold" officeooo:paragraph-rsid="0625c6f1" style:font-size-asian="11pt" style:font-weight-asian="bold" style:font-size-complex="11pt" style:font-weight-complex="bold"/>
    </style:style>
    <style:style style:name="P34"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font-size="11pt" fo:font-weight="normal" officeooo:paragraph-rsid="062ee3ca" style:font-size-asian="11pt" style:font-weight-asian="normal" style:font-size-complex="11pt" style:font-weight-complex="normal"/>
    </style:style>
    <style:style style:name="P35"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font-weight="bold" officeooo:paragraph-rsid="0625c6f1" style:font-weight-asian="bold" style:font-weight-complex="bold"/>
    </style:style>
    <style:style style:name="P36"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3f7f5f" style:font-name="Ubuntu1" fo:font-size="11pt" officeooo:paragraph-rsid="06230150" style:font-size-asian="11pt" style:font-size-complex="11pt"/>
    </style:style>
    <style:style style:name="P37"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3f7f5f" style:font-name="Ubuntu1" fo:font-size="11pt" officeooo:paragraph-rsid="062b2f27" style:font-size-asian="11pt" style:font-size-complex="11pt"/>
    </style:style>
    <style:style style:name="P38" style:family="paragraph" style:parent-style-name="Standard">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color="#3f7f5f" style:font-name="Ubuntu1" fo:font-size="11pt" officeooo:rsid="061fd264" officeooo:paragraph-rsid="061fd264" style:font-size-asian="11pt" style:font-size-complex="11pt"/>
    </style:style>
    <style:style style:name="P39" style:family="paragraph" style:parent-style-name="Standard" style:master-page-name="">
      <loext:graphic-properties draw:fill="solid" draw:fill-color="#eeeeee" draw:opacity="100%" draw:fill-image-width="0in" draw:fill-image-height="0in"/>
      <style:paragraph-properties fo:margin-left="0in" fo:margin-right="0in" fo:margin-top="0in" fo:margin-bottom="0in" loext:contextual-spacing="false" fo:line-height="100%" fo:text-indent="0in" style:auto-text-indent="false" style:page-number="auto" fo:background-color="#eeeeee"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fo:font-size="11pt" officeooo:paragraph-rsid="06230891" style:font-size-asian="11pt" style:font-size-complex="11pt"/>
    </style:style>
    <style:style style:name="P40" style:family="paragraph" style:parent-style-name="Standard" style:master-page-name="">
      <loext:graphic-properties draw:fill="solid" draw:fill-color="#eeeeee" draw:opacity="100%" draw:fill-image-width="0in" draw:fill-image-height="0in"/>
      <style:paragraph-properties fo:margin-left="0in" fo:margin-right="0in" fo:margin-top="0in" fo:margin-bottom="0in" loext:contextual-spacing="false" fo:line-height="100%" fo:text-align="start" style:justify-single-word="false" fo:text-indent="0in" style:auto-text-indent="false" style:page-number="auto" fo:background-color="#eeeeee" fo:keep-with-next="always" text:number-lines="false" text:line-number="0">
        <style:tab-stops>
          <style:tab-stop style:position="0.672in"/>
          <style:tab-stop style:position="0.9091in"/>
          <style:tab-stop style:position="1.1457in"/>
          <style:tab-stop style:position="1.3827in"/>
          <style:tab-stop style:position="1.6953in"/>
        </style:tab-stops>
      </style:paragraph-properties>
      <style:text-properties style:font-name="Ubuntu1" fo:font-size="11pt" officeooo:paragraph-rsid="0625c6f1" style:font-size-asian="11pt" style:font-size-complex="11pt"/>
    </style:style>
    <style:style style:name="P41" style:family="paragraph" style:parent-style-name="_32_._20_Level_20_Indent-first_20_line_20_-_3e_">
      <style:text-properties officeooo:rsid="0637a765" officeooo:paragraph-rsid="0637a765"/>
    </style:style>
    <style:style style:name="P42" style:family="paragraph" style:parent-style-name="_32_._20_Level_20_Indent-first_20_line_20_-_3e_">
      <style:text-properties officeooo:rsid="063c474b" officeooo:paragraph-rsid="063c474b"/>
    </style:style>
    <style:style style:name="P43" style:family="paragraph" style:parent-style-name="_32_._20_Level_20_Indent-first_20_line_20_-_3e_">
      <style:text-properties officeooo:paragraph-rsid="0643d79f"/>
    </style:style>
    <style:style style:name="P44" style:family="paragraph" style:parent-style-name="_32_._20_Level_20_Indent-first_20_line_20_-_3e_">
      <style:text-properties officeooo:rsid="0643d79f" officeooo:paragraph-rsid="0643d79f"/>
    </style:style>
    <style:style style:name="P45" style:family="paragraph" style:parent-style-name="_32_._20_Level_20_Indent-first_20_line_20_-_3e_">
      <style:text-properties officeooo:rsid="0647db6b" officeooo:paragraph-rsid="0647db6b"/>
    </style:style>
    <style:style style:name="P46" style:family="paragraph" style:parent-style-name="_32_._20_Level_20_Indent-first_20_line_20_-_3e_">
      <style:text-properties fo:color="#000000" style:font-name="Monospace" fo:font-size="10pt" officeooo:rsid="063c474b" officeooo:paragraph-rsid="063c474b" style:font-size-asian="10pt"/>
    </style:style>
    <style:style style:name="P47" style:family="paragraph" style:parent-style-name="_32_._20_Level_20_Indent-first_20_line_20_-_3e_">
      <style:text-properties fo:color="#000000" fo:font-weight="normal" officeooo:rsid="0640697a" style:font-weight-asian="normal" style:font-weight-complex="normal"/>
    </style:style>
    <style:style style:name="P48" style:family="paragraph" style:parent-style-name="_32_._20_Level_20_Indent-first_20_line_20_-_3e_">
      <style:text-properties fo:color="#000000" fo:font-weight="normal" officeooo:rsid="0646de40" officeooo:paragraph-rsid="0646de40" style:font-weight-asian="normal" style:font-weight-complex="normal"/>
    </style:style>
    <style:style style:name="P49" style:family="paragraph" style:parent-style-name="_32_._20_Level_20_Indent-first_20_line_20_-_3e_">
      <style:text-properties fo:font-weight="normal" officeooo:rsid="064ce83b" officeooo:paragraph-rsid="064ce83b" style:font-weight-asian="normal" style:font-weight-complex="normal"/>
    </style:style>
    <style:style style:name="P50" style:family="paragraph" style:parent-style-name="_32_._20_Level_20_Indent-first_20_line_20_-_3e_">
      <style:text-properties officeooo:rsid="06501ff2" officeooo:paragraph-rsid="06501ff2"/>
    </style:style>
    <style:style style:name="P51"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1252in" style:auto-text-indent="false" fo:background-color="transparent" style:shadow="none">
        <style:tab-stops/>
      </style:paragraph-properties>
    </style:style>
    <style:style style:name="P52" style:family="paragraph" style:parent-style-name="_32_._20_Level_20_Indent-first_20_line_20_-_3e_">
      <loext:graphic-properties draw:fill="none" draw:fill-image-width="0in" draw:fill-image-height="0in"/>
      <style:paragraph-properties fo:margin-left="0.3118in" fo:margin-right="0in" fo:text-align="justify" style:justify-single-word="false" fo:text-indent="0.1252in" style:auto-text-indent="false" fo:background-color="transparent" style:shadow="none">
        <style:tab-stops/>
      </style:paragraph-properties>
      <style:text-properties officeooo:rsid="064b94ab" officeooo:paragraph-rsid="064b94ab"/>
    </style:style>
    <style:style style:name="P53" style:family="paragraph" style:parent-style-name="Console">
      <style:text-properties fo:font-weight="bold" style:font-weight-asian="bold" style:font-weight-complex="bold"/>
    </style:style>
    <style:style style:name="P54" style:family="paragraph" style:parent-style-name="Console">
      <style:text-properties style:font-name="Ubuntu1" fo:font-size="12pt" style:font-size-asian="12pt" style:font-size-complex="12pt"/>
    </style:style>
    <style:style style:name="P55" style:family="paragraph" style:parent-style-name="Console">
      <style:text-properties style:font-name="Ubuntu1" fo:font-size="12pt" officeooo:paragraph-rsid="0632da71" style:font-size-asian="12pt" style:font-size-complex="12pt"/>
    </style:style>
    <style:style style:name="P56" style:family="paragraph" style:parent-style-name="Console">
      <style:text-properties style:font-name="Ubuntu1" fo:font-size="12pt" officeooo:paragraph-rsid="0634a555" style:font-size-asian="12pt" style:font-size-complex="12pt"/>
    </style:style>
    <style:style style:name="P57" style:family="paragraph" style:parent-style-name="Console">
      <style:text-properties style:font-name="Ubuntu1" fo:font-size="12pt" fo:font-weight="bold" style:font-size-asian="12pt" style:font-weight-asian="bold" style:font-size-complex="12pt" style:font-weight-complex="bold"/>
    </style:style>
    <style:style style:name="P58" style:family="paragraph" style:parent-style-name="Console">
      <style:text-properties officeooo:paragraph-rsid="0634a555"/>
    </style:style>
    <style:style style:name="P59" style:family="paragraph" style:parent-style-name="Console">
      <style:text-properties fo:color="#000000"/>
    </style:style>
    <style:style style:name="P60" style:family="paragraph" style:parent-style-name="Console">
      <style:text-properties fo:color="#000000" style:font-name="Ubuntu1" fo:font-size="12pt" style:font-size-asian="12pt" style:font-size-complex="12pt"/>
    </style:style>
    <style:style style:name="P61" style:family="paragraph" style:parent-style-name="Console">
      <style:text-properties fo:color="#3f7f5f"/>
    </style:style>
    <style:style style:name="P62" style:family="paragraph" style:parent-style-name="Console">
      <style:text-properties fo:color="#3f7f5f" officeooo:paragraph-rsid="0640697a"/>
    </style:style>
    <style:style style:name="P63" style:family="paragraph" style:parent-style-name="Standard">
      <style:paragraph-properties fo:margin-left="0.398in" fo:margin-right="0in" fo:margin-top="0in" fo:margin-bottom="0in" loext:contextual-spacing="false" fo:text-align="justify" style:justify-single-word="false" fo:text-indent="0in" style:auto-text-indent="false">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1e0755" officeooo:paragraph-rsid="0634a555" style:font-size-asian="9pt" style:font-size-complex="9pt"/>
    </style:style>
    <style:style style:name="P64" style:family="paragraph" style:parent-style-name="Standard">
      <style:paragraph-properties fo:margin-left="0.4335in" fo:margin-right="0in" fo:text-indent="-0.0783in" style:auto-text-indent="false"/>
      <style:text-properties style:font-name="Liberation Serif" officeooo:rsid="00332fb0" officeooo:paragraph-rsid="0635d024"/>
    </style:style>
    <style:style style:name="P65" style:family="paragraph" style:parent-style-name="_32_._20_Level_20_Subtitle">
      <style:text-properties officeooo:rsid="0631f767" officeooo:paragraph-rsid="0631f767"/>
    </style:style>
    <style:style style:name="P66"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6366bfa" officeooo:paragraph-rsid="06366bfa"/>
    </style:style>
    <style:style style:name="P67" style:family="paragraph" style:parent-style-name="_32_._20_Level_20_Subtitle" style:list-style-name="Sajat_20_szamozas">
      <style:text-properties officeooo:rsid="06366bfa" officeooo:paragraph-rsid="064c6cba"/>
    </style:style>
    <style:style style:name="P68" style:family="paragraph" style:parent-style-name="_32_._20_Level_20_Subtitle" style:list-style-name="Sajat_20_szamozas">
      <style:text-properties officeooo:rsid="06366bfa" officeooo:paragraph-rsid="064e299c"/>
    </style:style>
    <style:style style:name="P69" style:family="paragraph" style:parent-style-name="_32_._20_Level_20_Subtitle">
      <style:paragraph-properties fo:break-before="page"/>
      <style:text-properties officeooo:rsid="064c6cba" officeooo:paragraph-rsid="064c6cba"/>
    </style:style>
    <style:style style:name="P70" style:family="paragraph" style:parent-style-name="_32_._20_Level_20_Indent-first_20_line_20_-_3e_">
      <style:text-properties fo:color="#000000" fo:font-weight="normal" officeooo:rsid="0647db6b" officeooo:paragraph-rsid="0647db6b" style:font-weight-asian="normal" style:font-weight-complex="normal"/>
    </style:style>
    <style:style style:name="P71" style:family="paragraph" style:parent-style-name="_32_._20_Level_20_Indent-first_20_line_20_-_3e_">
      <style:text-properties fo:color="#000000" fo:font-weight="normal" officeooo:rsid="06501ff2" officeooo:paragraph-rsid="06501ff2" style:font-weight-asian="normal" style:font-weight-complex="normal"/>
    </style:style>
    <style:style style:name="P72" style:family="paragraph" style:parent-style-name="_32_._20_Level_20_Indent-first_20_line_20_-_3e_" style:list-style-name="L1" style:master-page-name="">
      <loext:graphic-properties draw:fill="none" draw:fill-image-width="0in" draw:fill-image-height="0in"/>
      <style:paragraph-properties fo:margin-left="0.3118in" fo:margin-right="0in" fo:text-align="justify" style:justify-single-word="false" fo:keep-together="always" fo:text-indent="0.1252in" style:auto-text-indent="false" style:page-number="auto" fo:background-color="transparent" style:shadow="none">
        <style:tab-stops/>
      </style:paragraph-properties>
    </style:style>
    <style:style style:name="P73" style:family="paragraph" style:parent-style-name="_32_._20_Level_20_Indent-first_20_line_20_-_3e_" style:list-style-name="L1">
      <loext:graphic-properties draw:fill="none" draw:fill-image-width="0in" draw:fill-image-height="0in"/>
      <style:paragraph-properties fo:margin-left="0.3118in" fo:margin-right="0in" fo:text-align="justify" style:justify-single-word="false" fo:keep-together="always" fo:text-indent="0.1252in" style:auto-text-indent="false" fo:background-color="transparent" style:shadow="none">
        <style:tab-stops/>
      </style:paragraph-properties>
    </style:style>
    <style:style style:name="P74" style:family="paragraph" style:parent-style-name="_31_._20_Level_20_Subtitle">
      <style:text-properties officeooo:rsid="062d03f1" officeooo:paragraph-rsid="062d03f1"/>
    </style:style>
    <style:style style:name="P75"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62d03f1" officeooo:paragraph-rsid="062d03f1"/>
    </style:style>
    <style:style style:name="P76" style:family="paragraph" style:parent-style-name="_31_._20_Level_20_Subtitle">
      <style:paragraph-properties fo:break-before="page"/>
      <style:text-properties officeooo:rsid="0631f767" officeooo:paragraph-rsid="0631f767"/>
    </style:style>
    <style:style style:name="P77" style:family="paragraph" style:parent-style-name="Main_20_title" style:master-page-name="Standard">
      <style:paragraph-properties fo:margin-top="0in" fo:margin-bottom="0.1402in" loext:contextual-spacing="false" style:page-number="auto"/>
      <style:text-properties fo:font-size="20pt" officeooo:rsid="05f63e9e" officeooo:paragraph-rsid="05f57899" fo:background-color="transparent" style:font-size-asian="20pt" style:font-size-complex="20pt"/>
    </style:style>
    <style:style style:name="P78" style:family="paragraph" style:parent-style-name="_33_._20_Level_20_Subtitle">
      <style:text-properties officeooo:rsid="0631f767" officeooo:paragraph-rsid="0631f767"/>
    </style:style>
    <style:style style:name="P79" style:family="paragraph" style:parent-style-name="_33_._20_Level_20_Subtitle">
      <style:text-properties officeooo:rsid="0631f767" officeooo:paragraph-rsid="06349d04"/>
    </style:style>
    <style:style style:name="P80" style:family="paragraph" style:parent-style-name="_33_._20_Level_20_Subtitle">
      <style:text-properties officeooo:rsid="0631f767" officeooo:paragraph-rsid="0635d024"/>
    </style:style>
    <style:style style:name="T1" style:family="text">
      <style:text-properties fo:color="#000000"/>
    </style:style>
    <style:style style:name="T2" style:family="text">
      <style:text-properties fo:color="#000000" style:font-name="Ubuntu1"/>
    </style:style>
    <style:style style:name="T3" style:family="text">
      <style:text-properties fo:color="#000000" style:font-name="Ubuntu1" style:text-underline-style="none"/>
    </style:style>
    <style:style style:name="T4" style:family="text">
      <style:text-properties fo:color="#000000" style:font-name="Ubuntu1" fo:font-size="11pt" style:font-size-asian="11pt" style:font-size-complex="11pt"/>
    </style:style>
    <style:style style:name="T5" style:family="text">
      <style:text-properties fo:color="#000000" style:font-name="Ubuntu1" fo:font-size="12pt" fo:font-weight="normal" style:font-size-asian="12pt" style:font-weight-asian="normal" style:font-size-complex="12pt" style:font-weight-complex="normal"/>
    </style:style>
    <style:style style:name="T6" style:family="text">
      <style:text-properties fo:color="#000000" style:font-name="Ubuntu1" fo:font-size="12pt" fo:font-weight="bold" fo:background-color="transparent" loext:char-shading-value="0" style:font-size-asian="12pt" style:font-weight-asian="bold" style:font-size-complex="12pt" style:font-weight-complex="bold"/>
    </style:style>
    <style:style style:name="T7" style:family="text">
      <style:text-properties fo:color="#000000" style:font-name="Ubuntu1" fo:font-size="12pt" fo:font-weight="bold" style:font-size-asian="12pt" style:font-weight-asian="bold" style:font-size-complex="12pt" style:font-weight-complex="bold"/>
    </style:style>
    <style:style style:name="T8" style:family="text">
      <style:text-properties fo:color="#000000" fo:font-style="italic" style:font-style-asian="italic"/>
    </style:style>
    <style:style style:name="T9" style:family="text">
      <style:text-properties fo:color="#000000" officeooo:rsid="001f269a"/>
    </style:style>
    <style:style style:name="T10" style:family="text">
      <style:text-properties fo:color="#000000" officeooo:rsid="001e0755"/>
    </style:style>
    <style:style style:name="T11" style:family="text">
      <style:text-properties fo:color="#000000" officeooo:rsid="0027a618"/>
    </style:style>
    <style:style style:name="T12" style:family="text">
      <style:text-properties fo:color="#000000" officeooo:rsid="055a97c6"/>
    </style:style>
    <style:style style:name="T13" style:family="text">
      <style:text-properties fo:color="#000000" officeooo:rsid="0030bf06"/>
    </style:style>
    <style:style style:name="T14" style:family="text">
      <style:text-properties fo:color="#000000" style:font-name="Monospace" fo:font-size="10pt" style:font-size-asian="10pt"/>
    </style:style>
    <style:style style:name="T15" style:family="text">
      <style:text-properties fo:color="#000000" style:font-name="Monospace" fo:font-size="10pt" fo:font-weight="bold" style:font-size-asian="10pt" style:font-weight-asian="bold" style:font-weight-complex="bold"/>
    </style:style>
    <style:style style:name="T16" style:family="text">
      <style:text-properties fo:color="#000000" fo:font-size="12pt" fo:font-weight="normal" style:font-size-asian="12pt" style:font-weight-asian="normal" style:font-size-complex="12pt" style:font-weight-complex="normal"/>
    </style:style>
    <style:style style:name="T17" style:family="text">
      <style:text-properties fo:color="#000000" fo:font-size="12pt" fo:font-weight="bold" style:font-size-asian="12pt" style:font-weight-asian="bold" style:font-size-complex="12pt" style:font-weight-complex="bold"/>
    </style:style>
    <style:style style:name="T18" style:family="text">
      <style:text-properties fo:color="#000000" fo:font-size="12pt" fo:font-weight="bold" officeooo:rsid="0640697a" style:font-size-asian="12pt" style:font-weight-asian="bold" style:font-size-complex="12pt" style:font-weight-complex="bold"/>
    </style:style>
    <style:style style:name="T19" style:family="text">
      <style:text-properties fo:color="#000000" fo:font-size="10pt" fo:font-weight="bold" style:font-size-asian="10pt" style:font-weight-asian="bold" style:font-size-complex="10pt" style:font-weight-complex="bold"/>
    </style:style>
    <style:style style:name="T20" style:family="text">
      <style:text-properties fo:color="#000000" fo:font-size="10pt" fo:font-weight="normal" officeooo:rsid="0640697a" style:font-size-asian="10pt" style:font-weight-asian="normal" style:font-size-complex="10pt" style:font-weight-complex="normal"/>
    </style:style>
    <style:style style:name="T21" style:family="text">
      <style:text-properties fo:color="#000000" fo:font-weight="normal" style:font-weight-asian="normal" style:font-weight-complex="normal"/>
    </style:style>
    <style:style style:name="T22" style:family="text">
      <style:text-properties fo:color="#000000" fo:font-weight="normal" officeooo:rsid="0640697a" style:font-weight-asian="normal" style:font-weight-complex="normal"/>
    </style:style>
    <style:style style:name="T23" style:family="text">
      <style:text-properties fo:color="#000000" fo:font-weight="normal" officeooo:rsid="064301f5" style:font-weight-asian="normal" style:font-weight-complex="normal"/>
    </style:style>
    <style:style style:name="T24" style:family="text">
      <style:text-properties fo:color="#000000" fo:font-weight="normal" officeooo:rsid="064367a7" style:font-weight-asian="normal" style:font-weight-complex="normal"/>
    </style:style>
    <style:style style:name="T25" style:family="text">
      <style:text-properties fo:color="#000000" fo:font-weight="normal" officeooo:rsid="0643d79f" style:font-weight-asian="normal" style:font-weight-complex="normal"/>
    </style:style>
    <style:style style:name="T26" style:family="text">
      <style:text-properties fo:color="#000000" fo:font-weight="normal" officeooo:rsid="0644e2e5" style:font-weight-asian="normal" style:font-weight-complex="normal"/>
    </style:style>
    <style:style style:name="T27" style:family="text">
      <style:text-properties fo:color="#000000" fo:font-weight="normal" officeooo:rsid="0646de40" style:font-weight-asian="normal" style:font-weight-complex="normal"/>
    </style:style>
    <style:style style:name="T28" style:family="text">
      <style:text-properties fo:color="#000000" fo:font-weight="normal" officeooo:rsid="0647db6b" style:font-weight-asian="normal" style:font-weight-complex="normal"/>
    </style:style>
    <style:style style:name="T29" style:family="text">
      <style:text-properties fo:color="#000000" fo:font-weight="bold" style:font-weight-asian="bold" style:font-weight-complex="bold"/>
    </style:style>
    <style:style style:name="T30" style:family="text">
      <style:text-properties fo:color="#000000" fo:font-weight="bold" officeooo:rsid="0640697a" style:font-weight-asian="bold" style:font-weight-complex="bold"/>
    </style:style>
    <style:style style:name="T31" style:family="text">
      <style:text-properties fo:color="#000000" fo:font-weight="bold" officeooo:rsid="064367a7" style:font-weight-asian="bold" style:font-weight-complex="bold"/>
    </style:style>
    <style:style style:name="T32" style:family="text">
      <style:text-properties fo:color="#000000" fo:font-weight="bold" officeooo:rsid="0644e2e5" style:font-weight-asian="bold" style:font-weight-complex="bold"/>
    </style:style>
    <style:style style:name="T33" style:family="text">
      <style:text-properties fo:color="#000000" fo:font-weight="bold" officeooo:rsid="0646de40" style:font-weight-asian="bold" style:font-weight-complex="bold"/>
    </style:style>
    <style:style style:name="T34" style:family="text">
      <style:text-properties fo:color="#000000" fo:font-weight="bold" officeooo:rsid="0030bf06" style:font-weight-asian="bold" style:font-weight-complex="bold"/>
    </style:style>
    <style:style style:name="T35" style:family="text">
      <style:text-properties fo:color="#000000" fo:background-color="transparent" loext:char-shading-value="0"/>
    </style:style>
    <style:style style:name="T36" style:family="text">
      <style:text-properties fo:color="#3f7f5f"/>
    </style:style>
    <style:style style:name="T37" style:family="text">
      <style:text-properties fo:color="#3f7f5f" officeooo:rsid="001f269a"/>
    </style:style>
    <style:style style:name="T38" style:family="text">
      <style:text-properties fo:color="#3f7f5f" officeooo:rsid="0020a152"/>
    </style:style>
    <style:style style:name="T39" style:family="text">
      <style:text-properties fo:color="#3f7f5f" officeooo:rsid="0021525b"/>
    </style:style>
    <style:style style:name="T40" style:family="text">
      <style:text-properties fo:color="#3f7f5f" officeooo:rsid="0021a3bd"/>
    </style:style>
    <style:style style:name="T41" style:family="text">
      <style:text-properties fo:color="#3f7f5f" officeooo:rsid="0026247b"/>
    </style:style>
    <style:style style:name="T42" style:family="text">
      <style:text-properties fo:color="#3f7f5f" officeooo:rsid="0027a618"/>
    </style:style>
    <style:style style:name="T43" style:family="text">
      <style:text-properties fo:color="#3f7f5f" officeooo:rsid="061fd264"/>
    </style:style>
    <style:style style:name="T44" style:family="text">
      <style:text-properties fo:color="#3f7f5f" officeooo:rsid="06200622"/>
    </style:style>
    <style:style style:name="T45" style:family="text">
      <style:text-properties fo:color="#3f7f5f" officeooo:rsid="06230150"/>
    </style:style>
    <style:style style:name="T46" style:family="text">
      <style:text-properties fo:color="#3f7f5f" officeooo:rsid="06259a3b"/>
    </style:style>
    <style:style style:name="T47" style:family="text">
      <style:text-properties fo:color="#3f7f5f" officeooo:rsid="0626d8d1"/>
    </style:style>
    <style:style style:name="T48" style:family="text">
      <style:text-properties fo:color="#3f7f5f" style:font-name="Ubuntu1"/>
    </style:style>
    <style:style style:name="T49" style:family="text">
      <style:text-properties fo:color="#3f7f5f" style:font-name="Ubuntu1" officeooo:rsid="06230891"/>
    </style:style>
    <style:style style:name="T50" style:family="text">
      <style:text-properties fo:color="#3f7f5f" style:font-name="Ubuntu1" fo:font-weight="bold" style:font-weight-asian="bold" style:font-weight-complex="bold"/>
    </style:style>
    <style:style style:name="T51" style:family="text">
      <style:text-properties fo:color="#3f7f5f" style:font-name="Ubuntu1" fo:font-weight="bold" officeooo:rsid="001f269a" style:font-weight-asian="bold" style:font-weight-complex="bold"/>
    </style:style>
    <style:style style:name="T52" style:family="text">
      <style:text-properties fo:color="#3f7f5f" style:font-name="Ubuntu1" fo:font-weight="bold" officeooo:rsid="0626d8d1" style:font-weight-asian="bold" style:font-weight-complex="bold"/>
    </style:style>
    <style:style style:name="T53" style:family="text">
      <style:text-properties fo:color="#3f7f5f" style:font-name="Ubuntu1" fo:font-size="12pt" style:font-size-asian="12pt" style:font-size-complex="12pt"/>
    </style:style>
    <style:style style:name="T54" style:family="text">
      <style:text-properties fo:color="#3f7f5f" officeooo:rsid="001e0755"/>
    </style:style>
    <style:style style:name="T55" style:family="text">
      <style:text-properties fo:color="#3f7f5f" fo:font-weight="bold" officeooo:rsid="061fd264" style:font-weight-asian="bold" style:font-weight-complex="bold"/>
    </style:style>
    <style:style style:name="T56" style:family="text">
      <style:text-properties fo:color="#3f7f5f" fo:font-weight="bold" officeooo:rsid="001e0755" style:font-weight-asian="bold" style:font-weight-complex="bold"/>
    </style:style>
    <style:style style:name="T57" style:family="text">
      <style:text-properties fo:color="#3f7f5f" fo:font-weight="bold" officeooo:rsid="06259a3b" style:font-weight-asian="bold" style:font-weight-complex="bold"/>
    </style:style>
    <style:style style:name="T58" style:family="text">
      <style:text-properties fo:color="#3f7f5f" fo:font-weight="bold" officeooo:rsid="0625c6f1" style:font-weight-asian="bold" style:font-weight-complex="bold"/>
    </style:style>
    <style:style style:name="T59" style:family="text">
      <style:text-properties fo:color="#3f7f5f" fo:font-weight="normal" style:font-weight-asian="normal" style:font-weight-complex="normal"/>
    </style:style>
    <style:style style:name="T60" style:family="text">
      <style:text-properties fo:color="#3f7f5f" fo:font-weight="normal" officeooo:rsid="062af671" style:font-weight-asian="normal" style:font-weight-complex="normal"/>
    </style:style>
    <style:style style:name="T61" style:family="text">
      <style:text-properties fo:color="#3f7f5f" fo:font-weight="normal" officeooo:rsid="062ee3ca" style:font-weight-asian="normal" style:font-weight-complex="normal"/>
    </style:style>
    <style:style style:name="T62" style:family="text">
      <style:text-properties fo:color="#3f7f5f" fo:font-weight="normal" officeooo:rsid="062f9628" style:font-weight-asian="normal" style:font-weight-complex="normal"/>
    </style:style>
    <style:style style:name="T63" style:family="text">
      <style:text-properties fo:color="#3f7f5f" fo:font-weight="normal" officeooo:rsid="0630e200" style:font-weight-asian="normal" style:font-weight-complex="normal"/>
    </style:style>
    <style:style style:name="T64" style:family="text">
      <style:text-properties fo:color="#3f7f5f" fo:font-weight="normal" officeooo:rsid="06315484" style:font-weight-asian="normal" style:font-weight-complex="normal"/>
    </style:style>
    <style:style style:name="T65" style:family="text">
      <style:text-properties fo:color="#3f7f5f" officeooo:rsid="063c474b"/>
    </style:style>
    <style:style style:name="T66" style:family="text">
      <style:text-properties fo:color="#3f7f5f" officeooo:rsid="0649976f"/>
    </style:style>
    <style:style style:name="T67" style:family="text">
      <style:text-properties fo:color="#6a3e3e"/>
    </style:style>
    <style:style style:name="T68" style:family="text">
      <style:text-properties fo:color="#6a3e3e" style:font-name="Ubuntu1"/>
    </style:style>
    <style:style style:name="T69" style:family="text">
      <style:text-properties fo:color="#6a3e3e" style:font-name="Ubuntu1" fo:font-size="11pt" style:font-size-asian="11pt" style:font-size-complex="11pt"/>
    </style:style>
    <style:style style:name="T70" style:family="text">
      <style:text-properties fo:color="#6a3e3e" style:font-name="Ubuntu1" fo:font-size="12pt" fo:font-weight="normal" officeooo:rsid="001f269a" style:font-size-asian="12pt" style:font-weight-asian="normal" style:font-size-complex="12pt" style:font-weight-complex="normal"/>
    </style:style>
    <style:style style:name="T71" style:family="text">
      <style:text-properties fo:color="#6a3e3e" style:font-name="Ubuntu1" fo:font-size="12pt" fo:font-weight="bold" fo:background-color="transparent" loext:char-shading-value="0" style:font-size-asian="12pt" style:font-weight-asian="bold" style:font-size-complex="12pt" style:font-weight-complex="bold"/>
    </style:style>
    <style:style style:name="T72" style:family="text">
      <style:text-properties fo:color="#6a3e3e" style:font-name="Ubuntu1" fo:font-size="12pt" fo:font-weight="bold" style:font-size-asian="12pt" style:font-weight-asian="bold" style:font-size-complex="12pt" style:font-weight-complex="bold"/>
    </style:style>
    <style:style style:name="T73" style:family="text">
      <style:text-properties fo:color="#6a3e3e" officeooo:rsid="055a97c6"/>
    </style:style>
    <style:style style:name="T74" style:family="text">
      <style:text-properties fo:color="#6a3e3e" fo:font-size="10pt" fo:font-weight="normal" officeooo:rsid="0640697a" style:font-size-asian="10pt" style:font-weight-asian="normal" style:font-size-complex="10pt" style:font-weight-complex="normal"/>
    </style:style>
    <style:style style:name="T75" style:family="text">
      <style:text-properties fo:color="#6a3e3e" fo:font-weight="normal" officeooo:rsid="001f269a" style:font-weight-asian="normal" style:font-weight-complex="normal"/>
    </style:style>
    <style:style style:name="T76" style:family="text">
      <style:text-properties fo:color="#6a3e3e" fo:font-size="12pt" fo:font-weight="bold" officeooo:rsid="0640697a" style:font-size-asian="12pt" style:font-weight-asian="bold" style:font-size-complex="12pt" style:font-weight-complex="bold"/>
    </style:style>
    <style:style style:name="T77" style:family="text">
      <style:text-properties fo:color="#6a3e3e" fo:font-weight="bold" officeooo:rsid="0030bf06" style:font-weight-asian="bold" style:font-weight-complex="bold"/>
    </style:style>
    <style:style style:name="T78" style:family="text">
      <style:text-properties fo:color="#6a3e3e" fo:background-color="transparent" loext:char-shading-value="0"/>
    </style:style>
    <style:style style:name="T79" style:family="text">
      <style:text-properties fo:color="#7f0055"/>
    </style:style>
    <style:style style:name="T80" style:family="text">
      <style:text-properties fo:color="#7f0055" fo:font-weight="bold" style:font-weight-asian="bold"/>
    </style:style>
    <style:style style:name="T81" style:family="text">
      <style:text-properties fo:color="#7f0055" fo:font-weight="bold" officeooo:rsid="001e0755" style:font-weight-asian="bold"/>
    </style:style>
    <style:style style:name="T82" style:family="text">
      <style:text-properties fo:color="#7f0055" fo:font-weight="bold" officeooo:rsid="003182f1" style:font-weight-asian="bold"/>
    </style:style>
    <style:style style:name="T83" style:family="text">
      <style:text-properties fo:color="#7f0055" fo:font-weight="bold" officeooo:rsid="0030bf06" style:font-weight-asian="bold"/>
    </style:style>
    <style:style style:name="T84" style:family="text">
      <style:text-properties fo:color="#7f0055" style:font-name="Ubuntu1"/>
    </style:style>
    <style:style style:name="T85" style:family="text">
      <style:text-properties fo:color="#0000c0"/>
    </style:style>
    <style:style style:name="T86" style:family="text">
      <style:text-properties fo:color="#0000c0" fo:font-style="italic" style:font-style-asian="italic"/>
    </style:style>
    <style:style style:name="T87" style:family="text">
      <style:text-properties fo:color="#0000c0" fo:font-style="italic" officeooo:rsid="001e0755" style:font-style-asian="italic"/>
    </style:style>
    <style:style style:name="T88" style:family="text">
      <style:text-properties fo:color="#0000c0" fo:font-style="italic" fo:font-weight="normal" style:font-style-asian="italic" style:font-weight-asian="normal" style:font-weight-complex="normal"/>
    </style:style>
    <style:style style:name="T89" style:family="text">
      <style:text-properties fo:color="#0000c0" fo:font-style="italic" fo:font-weight="bold" style:font-style-asian="italic" style:font-weight-asian="bold"/>
    </style:style>
    <style:style style:name="T90" style:family="text">
      <style:text-properties fo:color="#0000c0" fo:font-style="italic" fo:font-weight="bold" style:font-style-asian="italic" style:font-weight-asian="bold" style:font-weight-complex="bold"/>
    </style:style>
    <style:style style:name="T91" style:family="text">
      <style:text-properties fo:color="#0000c0" fo:font-style="italic" fo:font-weight="bold" fo:background-color="#eeeeee" loext:char-shading-value="0" style:font-style-asian="italic" style:font-weight-asian="bold" style:font-weight-complex="bold"/>
    </style:style>
    <style:style style:name="T92" style:family="text">
      <style:text-properties fo:color="#0000c0" fo:font-style="italic" fo:background-color="#eeeeee" loext:char-shading-value="0" style:font-style-asian="italic"/>
    </style:style>
    <style:style style:name="T93" style:family="text">
      <style:text-properties fo:color="#0000c0" fo:font-style="italic" fo:background-color="transparent" loext:char-shading-value="0" style:font-style-asian="italic"/>
    </style:style>
    <style:style style:name="T94" style:family="text">
      <style:text-properties fo:color="#0000c0" style:font-name="Ubuntu1" fo:font-style="italic" style:font-style-asian="italic"/>
    </style:style>
    <style:style style:name="T95" style:family="text">
      <style:text-properties fo:color="#0000c0" style:font-name="Ubuntu1" fo:font-size="12pt" fo:font-style="italic" fo:font-weight="normal" style:font-size-asian="12pt" style:font-style-asian="italic" style:font-weight-asian="normal" style:font-size-complex="12pt" style:font-weight-complex="normal"/>
    </style:style>
    <style:style style:name="T96" style:family="text">
      <style:text-properties fo:color="#0000c0" style:font-name="Ubuntu1" fo:font-size="12pt" fo:font-style="italic" fo:font-weight="bold" fo:background-color="transparent" loext:char-shading-value="0" style:font-size-asian="12pt" style:font-style-asian="italic" style:font-weight-asian="bold" style:font-size-complex="12pt" style:font-weight-complex="bold"/>
    </style:style>
    <style:style style:name="T97" style:family="text">
      <style:text-properties fo:color="#0000c0" fo:font-size="10pt" fo:font-style="italic" fo:font-weight="bold" style:font-size-asian="10pt" style:font-style-asian="italic" style:font-weight-asian="bold" style:font-size-complex="10pt" style:font-weight-complex="bold"/>
    </style:style>
    <style:style style:name="T98" style:family="text">
      <style:text-properties fo:color="#0000c0" fo:font-size="10pt" fo:font-style="italic" fo:font-weight="bold" fo:background-color="transparent" loext:char-shading-value="0" style:font-size-asian="10pt" style:font-style-asian="italic" style:font-weight-asian="bold" style:font-size-complex="10pt" style:font-weight-complex="bold"/>
    </style:style>
    <style:style style:name="T99" style:family="text">
      <style:text-properties fo:color="#2a00ff"/>
    </style:style>
    <style:style style:name="T100" style:family="text">
      <style:text-properties fo:color="#2a00ff" style:font-name="Ubuntu1"/>
    </style:style>
    <style:style style:name="T101" style:family="text">
      <style:text-properties fo:color="#2a00ff" style:font-name="Ubuntu1" officeooo:rsid="062ee3ca"/>
    </style:style>
    <style:style style:name="T102" style:family="text">
      <style:text-properties fo:color="#2a00ff" style:font-name="Ubuntu1" fo:font-size="12pt" fo:font-weight="bold" style:font-size-asian="12pt" style:font-weight-asian="bold" style:font-size-complex="12pt" style:font-weight-complex="bold"/>
    </style:style>
    <style:style style:name="T103" style:family="text">
      <style:text-properties fo:color="#2a00ff" officeooo:rsid="055a97c6"/>
    </style:style>
    <style:style style:name="T104" style:family="text">
      <style:text-properties fo:color="#2a00ff" officeooo:rsid="0030bf06"/>
    </style:style>
    <style:style style:name="T105" style:family="text">
      <style:text-properties fo:color="#2a00ff" fo:font-size="10pt" fo:font-weight="normal" officeooo:rsid="0640697a" style:font-size-asian="10pt" style:font-weight-asian="normal" style:font-size-complex="10pt" style:font-weight-complex="normal"/>
    </style:style>
    <style:style style:name="T106" style:family="text">
      <style:text-properties fo:color="#2a00ff" fo:font-size="10pt" fo:font-weight="normal" officeooo:rsid="063c474b" style:font-size-asian="10pt" style:font-weight-asian="normal" style:font-size-complex="10pt" style:font-weight-complex="normal"/>
    </style:style>
    <style:style style:name="T107" style:family="text">
      <style:text-properties fo:color="#2a00ff" officeooo:rsid="063c474b"/>
    </style:style>
    <style:style style:name="T108" style:family="text">
      <style:text-properties fo:color="#2a00ff" fo:font-weight="bold" officeooo:rsid="0030bf06" style:font-weight-asian="bold" style:font-weight-complex="bold"/>
    </style:style>
    <style:style style:name="T109" style:family="text">
      <style:text-properties fo:color="#2a00ff" fo:font-weight="bold" officeooo:rsid="063c474b" style:font-weight-asian="bold" style:font-weight-complex="bold"/>
    </style:style>
    <style:style style:name="T110" style:family="text">
      <style:text-properties fo:color="#31363b" style:font-name="Ubuntu1" style:text-underline-style="none"/>
    </style:style>
    <style:style style:name="T111" style:family="text">
      <style:text-properties officeooo:rsid="00363a28"/>
    </style:style>
    <style:style style:name="T112" style:family="text">
      <style:text-properties officeooo:rsid="002b464c"/>
    </style:style>
    <style:style style:name="T113" style:family="text">
      <style:text-properties officeooo:rsid="06349d04"/>
    </style:style>
    <style:style style:name="T114" style:family="text">
      <style:text-properties officeooo:rsid="0038f046"/>
    </style:style>
    <style:style style:name="T115" style:family="text">
      <style:text-properties officeooo:rsid="0635d024"/>
    </style:style>
    <style:style style:name="T116" style:family="text">
      <style:text-properties fo:font-weight="bold" style:font-weight-asian="bold" style:font-weight-complex="bold"/>
    </style:style>
    <style:style style:name="T117" style:family="text">
      <style:text-properties officeooo:rsid="064e299c"/>
    </style:style>
    <style:style style:name="T118" style:family="text">
      <style:text-properties officeooo:rsid="06533c88"/>
    </style:style>
    <text:list-style style:name="L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elenium <text:span text:style-name="T118">Java </text:span>solutions</text:p>
      <text:list xml:id="list5503854332672282609" text:style-name="Sajat_20_szamozas">
        <text:list-item>
          <text:h text:style-name="P74" text:outline-level="1">Overview</text:h>
        </text:list-item>
      </text:list>
      <text:p text:style-name="P39"><text:span text:style-name="T48">//</text:span><text:span text:style-name="T49">Define the browser</text:span></text:p>
      <text:p text:style-name="P1"><text:span text:style-name="T8">WebDriver <text:s/></text:span><text:span text:style-name="T86">driver</text:span><text:span text:style-name="T1"> = </text:span><text:span text:style-name="T80">new</text:span><text:span text:style-name="T1"> FirefoxDriver();</text:span></text:p>
      <text:p text:style-name="P18"/>
      <text:p text:style-name="P13"><text:span text:style-name="T36">//</text:span><text:span text:style-name="T45">Implicit wait</text:span></text:p>
      <text:p text:style-name="P13"><text:span text:style-name="T86">driver</text:span><text:span text:style-name="T1">.manage().timeouts().implicitlyWait(5, TimeUnit.</text:span><text:span text:style-name="T86">SECONDS</text:span><text:span text:style-name="T1">);</text:span></text:p>
      <text:p text:style-name="P36"/>
      <text:p text:style-name="P4"><text:span text:style-name="T36">//</text:span><text:span text:style-name="T55">Explicit wait</text:span><text:span text:style-name="T43"> to find an element</text:span></text:p>
      <text:p text:style-name="P14"><text:span text:style-name="T8">WebDriverWait <text:s/></text:span><text:span text:style-name="T86">wait</text:span><text:span text:style-name="T1"> = </text:span><text:span text:style-name="T79">new</text:span><text:span text:style-name="T1"> WebDriverWait( </text:span><text:span text:style-name="T86">driver</text:span><text:span text:style-name="T1">, 3 );</text:span></text:p>
      <text:p text:style-name="P14"><text:span text:style-name="T86">wait</text:span><text:span text:style-name="T1">.until( ExpectedConditions.</text:span><text:span text:style-name="T8">visibilityOfAllElementsLocatedBy</text:span><text:span text:style-name="T1">( </text:span><text:span text:style-name="T9">fieldId</text:span><text:span text:style-name="T1"> ) );</text:span></text:p>
      <text:p text:style-name="P30"/>
      <text:p text:style-name="P14"><text:span text:style-name="T1">WebElement </text:span><text:span text:style-name="T9">element</text:span><text:span text:style-name="T1"> = </text:span><text:span text:style-name="T86">driver</text:span><text:span text:style-name="T1">.findElement( fieldId );</text:span></text:p>
      <text:p text:style-name="P37"/>
      <text:p text:style-name="P2"><text:span text:style-name="T36">//</text:span><text:span text:style-name="T45">Get to the page</text:span></text:p>
      <text:p text:style-name="P1"><text:span text:style-name="T86">driver</text:span><text:span text:style-name="T1">.get( </text:span><text:span text:style-name="T86">URL_TEXTFIELD</text:span><text:span text:style-name="T1"> );</text:span></text:p>
      <text:p text:style-name="P18"/>
      <text:p text:style-name="P11"><text:span text:style-name="T59">//</text:span><text:span text:style-name="T64">Maximize window</text:span></text:p>
      <text:p text:style-name="P26"><text:span text:style-name="T86">driver</text:span>.manage().window().maximize();<text:tab/><text:tab/></text:p>
      <text:p text:style-name="P26"/>
      <text:p text:style-name="P3"><text:span text:style-name="T36">//</text:span><text:span text:style-name="T44">Find the element using css</text:span></text:p>
      <text:p text:style-name="P1"><text:span text:style-name="T1">By fieldId = By.</text:span><text:span text:style-name="T8">cssSelector</text:span><text:span text:style-name="T1">(</text:span><text:span text:style-name="T99">"body &gt; div:nth-child(1)"</text:span><text:span text:style-name="T1">);</text:span></text:p>
      <text:p text:style-name="P38"/>
      <text:p text:style-name="P1"><text:span text:style-name="T36">//</text:span><text:span text:style-name="T37">Gain value from Field </text:span></text:p>
      <text:p text:style-name="P7"><text:span text:style-name="T86">element</text:span><text:span text:style-name="T1">.getAttribute(</text:span><text:span text:style-name="T99">"value"</text:span><text:span text:style-name="T1">);</text:span></text:p>
      <text:p text:style-name="P7"/>
      <text:p text:style-name="P1"><text:span text:style-name="T36">//</text:span><text:span text:style-name="T37">Gain value from Text – </text:span><text:span text:style-name="T47">Normal Input field</text:span></text:p>
      <text:p text:style-name="P5"><text:span text:style-name="T87">element</text:span><text:span text:style-name="T1">.getText();</text:span></text:p>
      <text:p text:style-name="P17"/>
      <text:p text:style-name="P31"><text:span text:style-name="T50">//</text:span><text:span text:style-name="T51">Gain value from Text – </text:span><text:span text:style-name="T52">Javascript generated content</text:span></text:p>
      <text:p text:style-name="P32"><text:span text:style-name="T2">JavascriptExecutor </text:span><text:span text:style-name="T68">jse</text:span><text:span text:style-name="T2"> = (JavascriptExecutor)</text:span><text:span text:style-name="T94">driver</text:span><text:span text:style-name="T2">;</text:span></text:p>
      <text:p text:style-name="P32"><text:span text:style-name="T110">String</text:span><text:span text:style-name="T3"> </text:span><text:span text:style-name="T68">stringCity</text:span><text:span text:style-name="T2"> = (String) </text:span><text:span text:style-name="T68">jse</text:span><text:span text:style-name="T2">.executeScript(</text:span><text:span text:style-name="T100">"return arguments[0].value"</text:span><text:span text:style-name="T2">, </text:span><text:span text:style-name="T68">elementCityField</text:span><text:span text:style-name="T2">);</text:span></text:p>
      <text:p text:style-name="P19"/>
      <text:p text:style-name="P7"/>
      <text:p text:style-name="P1"><text:span text:style-name="T36">//</text:span><text:span text:style-name="T37">Gain </text:span><text:span text:style-name="T38">first selected </text:span><text:span text:style-name="T37">element </text:span><text:span text:style-name="T38">value</text:span><text:span text:style-name="T37"> from List</text:span></text:p>
      <text:p text:style-name="P7"><text:span text:style-name="T1">Select select = </text:span><text:span text:style-name="T80">new</text:span><text:span text:style-name="T1"> Select(</text:span><text:span text:style-name="T86">element </text:span><text:span text:style-name="T1">);</text:span></text:p>
      <text:p text:style-name="P7"><text:span text:style-name="T1">select.getFirstSelectedOption().getAttribute(</text:span><text:span text:style-name="T99">"value"</text:span><text:span text:style-name="T1">);</text:span></text:p>
      <text:p text:style-name="P7"/>
      <text:p text:style-name="P1"><text:span text:style-name="T36">//</text:span><text:span text:style-name="T39">Fill out a field with string</text:span></text:p>
      <text:p text:style-name="P7"><text:span text:style-name="T86">element</text:span><text:span text:style-name="T1">.sendKeys( </text:span><text:span text:style-name="T85">stringToShow</text:span><text:span text:style-name="T1"> );</text:span></text:p>
      <text:p text:style-name="P20"/>
      <text:p text:style-name="P1"><text:span text:style-name="T36">//</text:span><text:span text:style-name="T40">Tab</text:span></text:p>
      <text:p text:style-name="P5"><text:span text:style-name="T87">element</text:span><text:span text:style-name="T10">.sendKeys( </text:span><text:span text:style-name="T1">Keys.</text:span><text:span text:style-name="T86">TAB</text:span><text:span text:style-name="T87"> </text:span><text:span text:style-name="T10"><text:s/>);</text:span></text:p>
      <text:p text:style-name="P7"/>
      <text:p text:style-name="P7"><text:span text:style-name="T36">//</text:span><text:span text:style-name="T41">Hover on an element</text:span></text:p>
      <text:p text:style-name="P5"><text:span text:style-name="T10">Actions actions = </text:span><text:span text:style-name="T81">new</text:span><text:span text:style-name="T10"> Actions( </text:span><text:span text:style-name="T87">driver</text:span><text:span text:style-name="T10"> );</text:span></text:p>
      <text:p text:style-name="P5"><text:span text:style-name="T1">actions.moveToElement( </text:span><text:span text:style-name="T86">element</text:span><text:span text:style-name="T1">).perform();</text:span></text:p>
      <text:p text:style-name="P7"/>
      <text:p text:style-name="P7"><text:span text:style-name="T36">//</text:span><text:span text:style-name="T41">Right click on an element</text:span></text:p>
      <text:p text:style-name="P5"><text:span text:style-name="T10">Actions actions = </text:span><text:span text:style-name="T81">new</text:span><text:span text:style-name="T10"> Actions( </text:span><text:span text:style-name="T87">driver</text:span><text:span text:style-name="T10"> );</text:span></text:p>
      <text:p text:style-name="P5"><text:span text:style-name="T1">actions.contextClick( </text:span><text:span text:style-name="T86">element</text:span><text:span text:style-name="T1">).perform();</text:span></text:p>
      <text:p text:style-name="P17"/>
      <text:p text:style-name="P7"><text:span text:style-name="T36">//</text:span><text:span text:style-name="T42">Double</text:span><text:span text:style-name="T41"> click on an element</text:span></text:p>
      <text:p text:style-name="P5"><text:span text:style-name="T10">Actions actions = </text:span><text:span text:style-name="T81">new</text:span><text:span text:style-name="T10"> Actions( </text:span><text:span text:style-name="T87">driver</text:span><text:span text:style-name="T10"> );</text:span></text:p>
      <text:p text:style-name="P5"><text:span text:style-name="T1">actions.</text:span><text:span text:style-name="T11">double</text:span><text:span text:style-name="T1">Click( </text:span><text:span text:style-name="T86">element</text:span><text:span text:style-name="T1">).perform();</text:span></text:p>
      <text:p text:style-name="P17"><text:soft-page-break/></text:p>
      <text:p text:style-name="P12"><text:span text:style-name="T54">//</text:span><text:span text:style-name="T46">Click on a not clickable element – using Javascript</text:span></text:p>
      <text:p text:style-name="P12"><text:span text:style-name="T1">JavascriptExecutor </text:span><text:span text:style-name="T67">executor</text:span><text:span text:style-name="T1"> = (JavascriptExecutor)</text:span><text:span text:style-name="T86">driver</text:span><text:span text:style-name="T1">; </text:span></text:p>
      <text:p text:style-name="P12"><text:span text:style-name="T73">executor</text:span><text:span text:style-name="T12">.executeScript(</text:span><text:span text:style-name="T103">"arguments[0].click();"</text:span><text:span text:style-name="T12">, </text:span><text:span text:style-name="T73">elementSendButton</text:span><text:span text:style-name="T12">);</text:span></text:p>
      <text:p text:style-name="P22"/>
      <text:p text:style-name="P40"><text:span text:style-name="T56">//</text:span><text:span text:style-name="T57">Click on a not clickable element – using </text:span><text:span text:style-name="T58">Action Object</text:span></text:p>
      <text:p text:style-name="P33"><text:span text:style-name="T2">Actions </text:span><text:span text:style-name="T68">actions</text:span><text:span text:style-name="T2"> = </text:span><text:span text:style-name="T84">new</text:span><text:span text:style-name="T2"> Actions( </text:span><text:span text:style-name="T94">driver</text:span><text:span text:style-name="T2"> );</text:span></text:p>
      <text:p text:style-name="P35"><text:span text:style-name="T69">actions</text:span><text:span text:style-name="T4">.moveToElement(</text:span><text:span text:style-name="T69">elementSearchButton</text:span><text:span text:style-name="T4">).click().perform();</text:span></text:p>
      <text:p text:style-name="P29"/>
      <text:p text:style-name="P8"><text:span text:style-name="T59">//</text:span><text:span text:style-name="T60">Fluent wait</text:span></text:p>
      <text:p text:style-name="P21">Wait wait = new FluentWait(driver) </text:p>
      <text:p text:style-name="P21"><text:tab/>.withTimeout(30, SECONDS) </text:p>
      <text:p text:style-name="P21"><text:tab/>.pollingEvery(5, SECONDS) </text:p>
      <text:p text:style-name="P21"><text:tab/>.ignoring(NoSuchElementException.class); </text:p>
      <text:p text:style-name="P21">WebElement foo = wait.until(new Function() {</text:p>
      <text:p text:style-name="P8"><text:span text:style-name="T13"><text:tab/></text:span><text:span text:style-name="T83">public</text:span><text:span text:style-name="T13"> WebElement apply(WebDriver driver) { </text:span></text:p>
      <text:p text:style-name="P8"><text:span text:style-name="T13"><text:tab/><text:tab/></text:span><text:span text:style-name="T82">return</text:span><text:span text:style-name="T13"> </text:span><text:span text:style-name="T86">driver</text:span><text:span text:style-name="T13">.findElement(By.id("foo"));</text:span></text:p>
      <text:p text:style-name="P23"><text:tab/>} </text:p>
      <text:p text:style-name="P23">});</text:p>
      <text:p text:style-name="P23"/>
      <text:p text:style-name="P9"><text:span text:style-name="T59">//</text:span><text:span text:style-name="T61">Scroll down 600 pixels on the page</text:span></text:p>
      <text:p text:style-name="P34"><text:span text:style-name="T2">JavascriptExecutor </text:span><text:span text:style-name="T68">jse</text:span><text:span text:style-name="T2"> = (JavascriptExecutor)</text:span><text:span text:style-name="T94">driver</text:span><text:span text:style-name="T2">;</text:span></text:p>
      <text:p text:style-name="P34"><text:span text:style-name="T68">jse</text:span><text:span text:style-name="T2">.executeScript(</text:span><text:span text:style-name="T100">"</text:span><text:span text:style-name="T101">window.scrollBy(0, 600)</text:span><text:span text:style-name="T100">"</text:span><text:span text:style-name="T2">);</text:span></text:p>
      <text:p text:style-name="P24"/>
      <text:p text:style-name="P10"><text:span text:style-name="T59">//</text:span><text:span text:style-name="T62">Fetching the domain, URL </text:span><text:span text:style-name="T63">and the Title of the page</text:span></text:p>
      <text:p text:style-name="P25">JavascriptExecutor <text:span text:style-name="T67">jse</text:span> = (JavascriptExecutor)<text:span text:style-name="T86">driver</text:span>;</text:p>
      <text:p text:style-name="P27">String url = js.executeScript(<text:span text:style-name="T104">"return document.</text:span><text:span text:style-name="T99">domain</text:span><text:span text:style-name="T104">;"</text:span>).toString();</text:p>
      <text:p text:style-name="P27">String url = js.executeScript(<text:span text:style-name="T104">"return document.URL;"</text:span>).toString();</text:p>
      <text:p text:style-name="P27">String url = js.executeScript(<text:span text:style-name="T104">"return document.</text:span><text:span text:style-name="T99">title</text:span><text:span text:style-name="T104">;"</text:span>).toString();</text:p>
      <text:p text:style-name="P28"/>
      <text:p text:style-name="P6"><text:span text:style-name="T36">//</text:span><text:span text:style-name="T66">Wait using AsyncScript</text:span></text:p>
      <text:p text:style-name="P16"><text:span text:style-name="T91">driver</text:span><text:span text:style-name="T29">.manage().timeouts().setScriptTimeout(5, TimeUnit.</text:span><text:span text:style-name="T90">SECONDS</text:span><text:span text:style-name="T29">);<text:tab/></text:span><text:span text:style-name="T1"><text:tab/><text:tab/></text:span></text:p>
      <text:p text:style-name="P15"><text:span text:style-name="T35">JavascriptExecutor </text:span><text:span text:style-name="T78">js</text:span><text:span text:style-name="T35"> = (JavascriptExecutor)</text:span><text:span text:style-name="T93">driver</text:span><text:span text:style-name="T35">;</text:span><text:span text:style-name="T36"><text:tab/><text:tab/></text:span></text:p>
      <text:p text:style-name="P6"><text:span text:style-name="T77">js</text:span><text:span text:style-name="T34">.executeAsyncScript( </text:span><text:span text:style-name="T108">"window.setTimeout( arguments[ arguments.length – 1 ], </text:span><text:span text:style-name="T109">5</text:span><text:span text:style-name="T108">000 );" </text:span><text:span text:style-name="T34">);</text:span></text:p>
      <text:p text:style-name="_31_._20_Level_20_Indent-first_20_line_20_-_3e_"/>
      <text:h text:style-name="P75" text:outline-level="1"/>
      <text:list xml:id="list203311509855655" text:continue-numbering="true" text:style-name="Sajat_20_szamozas">
        <text:list-item>
          <text:h text:style-name="P76" text:outline-level="1">Explanations</text:h>
          <text:list>
            <text:list-item>
              <text:h text:style-name="P65" text:outline-level="2">Wait</text:h>
            </text:list-item>
          </text:list>
        </text:list-item>
      </text:list>
      <text:p text:style-name="_32_._20_Level_20_Indent-first_20_line_20_-_3e_">We always get confuse when it comes to using Wait commands, to better understand it we need to <text:span text:style-name="T111">remember that there is a difference between several scenarios:</text:span></text:p>
      <text:p text:style-name="_32_._20_Level_20_Indent-first_20_line_20_-_3e_"/>
      <text:p text:style-name="_32_._20_Level_20_Indent-first_20_line_20_-_3e_">An element not being present at all in the DOM</text:p>
      <text:p text:style-name="_32_._20_Level_20_Indent-first_20_line_20_-_3e_">An element being present in the DOM but not visible</text:p>
      <text:p text:style-name="_32_._20_Level_20_Indent-first_20_line_20_-_3e_">An element being present in the DOM but not enabled (i.e. clickable)</text:p>
      <text:list xml:id="list203311754402554" text:continue-numbering="true" text:style-name="Sajat_20_szamozas">
        <text:list-item>
          <text:list>
            <text:list-item>
              <text:list>
                <text:list-item>
                  <text:h text:style-name="P78" text:outline-level="3">Implicit wait</text:h>
                </text:list-item>
              </text:list>
            </text:list-item>
          </text:list>
        </text:list-item>
      </text:list>
      <text:p text:style-name="_33_._20_Level_20_Indent-first_20_line_20_-_3e_"><text:span text:style-name="T112">If the Selenium does not find the element on the page IMMEDIATELY</text:span> <text:span text:style-name="T112">the WebDriver will wait for the mentioned time and it will NOT try to find the element again during the specified time period. Once the specified time is over, it will try to search the element once again the last time before throwing exception. The default setting is zero.</text:span></text:p>
      <text:p text:style-name="_33_._20_Level_20_Indent-first_20_line_20_-_3e_"/>
      <text:p text:style-name="_33_._20_Level_20_Indent-first_20_line_20_-_3e_">There are pages which get displayed with the <text:span text:style-name="Strong_20_Emphasis">JavaScript</text:span>, the elements are already present in the browser <text:span text:style-name="Strong_20_Emphasis">DOM</text:span>, but are not visible. The implicit wait only waits for an element to appear in the DOM, so it returns immediately, but when you try to interact with the element you get a <text:span text:style-name="Strong_20_Emphasis">NoSuchElementException</text:span>.</text:p>
      <text:p text:style-name="_33_._20_Level_20_Indent-first_20_line_20_-_3e_"/>
      <text:p text:style-name="P57"><text:span text:style-name="T86">driver</text:span><text:span text:style-name="T1">.manage().timeouts().implicitlyWait(5, TimeUnit.</text:span><text:span text:style-name="T86">SECONDS</text:span><text:span text:style-name="T1">);</text:span></text:p>
      <text:p text:style-name="P60"/>
      <text:p text:style-name="P54"><text:span text:style-name="T1">By </text:span><text:span text:style-name="T67">bySearchField</text:span><text:span text:style-name="T1"> = By.</text:span><text:span text:style-name="T8">id</text:span><text:span text:style-name="T1">(</text:span><text:span text:style-name="T99">"lst-ib"</text:span><text:span text:style-name="T1">);</text:span></text:p>
      <text:p text:style-name="P55"><text:span text:style-name="T21">WebElement </text:span><text:span text:style-name="T75">bySearchField</text:span><text:span text:style-name="T21"> = </text:span><text:span text:style-name="T88">driver</text:span><text:span text:style-name="T21">.findElement( fieldId );</text:span></text:p>
      <text:p text:style-name="_31_._20_Level_20_Indent-first_20_line_20_-_3e_"/>
      <text:list xml:id="list203310485970752" text:continue-numbering="true" text:style-name="Sajat_20_szamozas">
        <text:list-item>
          <text:list>
            <text:list-item>
              <text:list>
                <text:list-item>
                  <text:h text:style-name="P79" text:outline-level="3"><text:span text:style-name="T113">Explici</text:span>t wait</text:h>
                </text:list-item>
              </text:list>
            </text:list-item>
          </text:list>
        </text:list-item>
      </text:list>
      <text:p text:style-name="_33_._20_Level_20_Indent-first_20_line_20_-_3e_">The ExplicitWait is the <text:span text:style-name="T114">extension </text:span>of the FluentWait!</text:p>
      <text:p text:style-name="_33_._20_Level_20_Indent-first_20_line_20_-_3e_">There can be instance when a particular element takes more than a minute to load. In that case you definitely not like to set a huge time to Implicit wait, as if you do this your browser will going to wait for the same time for every element. To avoid that situation you can simply put a separate time on the required element only. By following this your browser implicit wait time would be short for every element and it whould be large for specific element.</text:p>
      <text:p text:style-name="P63"/>
      <text:p text:style-name="P53"><text:span text:style-name="T86">wait</text:span><text:span text:style-name="T1">.until( ExpectedConditions.</text:span><text:span text:style-name="T8">visibilityOfAllElementsLocatedBy</text:span><text:span text:style-name="T1">( </text:span><text:span text:style-name="T9">fieldId</text:span><text:span text:style-name="T1"> ) );</text:span></text:p>
      <text:p text:style-name="Console"/>
      <text:p text:style-name="P56"><text:span text:style-name="T1">By </text:span><text:span text:style-name="T67">bySearchField</text:span><text:span text:style-name="T1"> = By.</text:span><text:span text:style-name="T8">id</text:span><text:span text:style-name="T1">(</text:span><text:span text:style-name="T99">"lst-ib"</text:span><text:span text:style-name="T1">);</text:span></text:p>
      <text:p text:style-name="P58"><text:span text:style-name="T5">WebElement </text:span><text:span text:style-name="T70">bySearchField</text:span><text:span text:style-name="T5"> = </text:span><text:span text:style-name="T95">driver</text:span><text:span text:style-name="T5">.findElement( fieldId );</text:span></text:p>
      <text:p text:style-name="_31_._20_Level_20_Indent-first_20_line_20_-_3e_"/>
      <text:list xml:id="list203311781567748" text:continue-numbering="true" text:style-name="Sajat_20_szamozas">
        <text:list-item>
          <text:list>
            <text:list-item>
              <text:list>
                <text:list-item>
                  <text:h text:style-name="P80" text:outline-level="3"><text:soft-page-break/><text:span text:style-name="T115">Fluent</text:span> wait</text:h>
                </text:list-item>
              </text:list>
            </text:list-item>
          </text:list>
        </text:list-item>
      </text:list>
      <text:p text:style-name="_33_._20_Level_20_Indent-first_20_line_20_-_3e_">Each FluentWait instance defines the maximum amount of time to wait for a condition, as well as the frequency with which to check the condition. Furthermore, the user may configure the wait to ignore specific types of exceptions whilst waiting, such as NoSuchElementExceptions when searching for an element on the page.</text:p>
      <text:p text:style-name="P64"/>
      <text:p text:style-name="Console">Wait wait = new FluentWait(driver) </text:p>
      <text:p text:style-name="Console"><text:tab/>.withTimeout(30, SECONDS) </text:p>
      <text:p text:style-name="Console"><text:tab/>.pollingEvery(5, SECONDS) </text:p>
      <text:p text:style-name="Console"><text:tab/>.ignoring(NoSuchElementException.class); </text:p>
      <text:p text:style-name="Console">WebElement foo = wait.until(new Function() {</text:p>
      <text:p text:style-name="Console"><text:tab/><text:span text:style-name="T80">public</text:span> WebElement apply(WebDriver driver) { </text:p>
      <text:p text:style-name="Console"><text:tab/><text:tab/><text:span text:style-name="T82">return</text:span> <text:span text:style-name="T87">driver</text:span>.findElement(By.id("foo"));</text:p>
      <text:p text:style-name="Console"><text:tab/>} </text:p>
      <text:p text:style-name="Console">});</text:p>
      <text:p text:style-name="_31_._20_Level_20_Indent-first_20_line_20_-_3e_"/>
      <text:h text:style-name="P66" text:outline-level="2"/>
      <text:list xml:id="list203310318071087" text:continue-numbering="true" text:style-name="Sajat_20_szamozas">
        <text:list-item>
          <text:list>
            <text:list-item>
              <text:h text:style-name="P69" text:outline-level="2">JavascriptExecutor</text:h>
            </text:list-item>
          </text:list>
        </text:list-item>
      </text:list>
      <text:p text:style-name="P49"><text:span text:style-name="T116">JavaScriptExecutor</text:span> is an Interface that helps to execute JavaScript through Selenium Webdriver</text:p>
      <text:p text:style-name="_32_._20_Level_20_Indent-first_20_line_20_-_3e_"><text:span text:style-name="T116">JavascriptExecutor</text:span> in Selenium have a lot of benefits that normal Selenium API cannot provide:</text:p>
      <text:list xml:id="list351739314081044065" text:style-name="L1">
        <text:list-item>
          <text:p text:style-name="P72">You want to fetch data from server but it needs an authentication.</text:p>
        </text:list-item>
        <text:list-item>
          <text:p text:style-name="P73">You want data inside a response of fetch or AJAX (XHR).</text:p>
        </text:list-item>
        <text:list-item>
          <text:p text:style-name="P73">You want to <text:span text:style-name="T116">get value from Javascript</text:span> such as data from performance API (Navigation Timing, User Timing, etc.)</text:p>
        </text:list-item>
      </text:list>
      <text:p text:style-name="P51"/>
      <text:p text:style-name="P52">JavascriptExecutor expose 2 methods, <text:span text:style-name="T116">executeScript()</text:span> and <text:span text:style-name="T116">executeAsyncScript()</text:span>. </text:p>
      <text:p text:style-name="P52">There are some differences between these 2 methods. You should use executeScript() when your JavaScript doesn’t need to wait for Promise and callback. Otherwise, you need <text:span text:style-name="T116">executeAsyncScript()</text:span>.</text:p>
      <text:list xml:id="list203310721578548" text:continue-list="list203310318071087" text:style-name="Sajat_20_szamozas">
        <text:list-item>
          <text:list>
            <text:list-item>
              <text:list>
                <text:list-item>
                  <text:h text:style-name="P67" text:outline-level="2"><text:span text:style-name="T117"><text:s/>execute</text:span>AsyncScript</text:h>
                </text:list-item>
              </text:list>
            </text:list-item>
          </text:list>
        </text:list-item>
      </text:list>
      <text:p text:style-name="P41">The function invoked with <text:span text:style-name="T116">executeAsyncScript</text:span> takes a 'done callback' as the <text:span text:style-name="T116">last argument</text:span>, which <text:span text:style-name="T116">must be called</text:span> to signal that the script is done executing.</text:p>
      <text:p text:style-name="P42">You <text:span text:style-name="T116">must set timeout</text:span> of JavaScriptExecutor before using this method because <text:span text:style-name="T116">default timeout is 0 ms</text:span>, so it’s going to be <text:span text:style-name="T116">timeout</text:span> immediately after your script have been executed.</text:p>
      <text:p text:style-name="P42">The following example shows how to wait 5 seconds:</text:p>
      <text:p text:style-name="P46"/>
      <text:p text:style-name="Console"><text:span text:style-name="T1">WebDriver </text:span><text:span text:style-name="T86">driver</text:span><text:span text:style-name="T1"> = </text:span><text:span text:style-name="T80">new</text:span><text:span text:style-name="T1"> ChromeDriver();</text:span></text:p>
      <text:p text:style-name="P59"/>
      <text:p text:style-name="P61">//Launching the Site.<text:tab/><text:tab/></text:p>
      <text:p text:style-name="Console"><text:span text:style-name="T92">driver</text:span><text:span text:style-name="T1">.get(</text:span><text:span text:style-name="T99">"http://demo.guru99.com/V4/"</text:span><text:span text:style-name="T1">);<text:tab/><text:tab/><text:tab/></text:span></text:p>
      <text:p text:style-name="Console"><text:s text:c="5"/></text:p>
      <text:p text:style-name="Console"><text:span text:style-name="T36">//Set the </text:span><text:span text:style-name="T65">async</text:span><text:span text:style-name="T36">Script’</text:span><text:span text:style-name="T65">s</text:span><text:span text:style-name="T36"> Timeout to 20 seconds<text:tab/></text:span></text:p>
      <text:p text:style-name="Console"><text:span text:style-name="T91">driver</text:span><text:span text:style-name="T29">.manage().timeouts().setScriptTimeout(5, TimeUnit.</text:span><text:span text:style-name="T90">SECONDS</text:span><text:span text:style-name="T29">);<text:tab/></text:span><text:span text:style-name="T1"><text:tab/><text:tab/></text:span></text:p>
      <text:p text:style-name="Console"><text:s text:c="13"/></text:p>
      <text:p text:style-name="P61">//Declare and set the start time<text:tab/><text:tab/></text:p>
      <text:p text:style-name="Console"><text:span text:style-name="T80">long</text:span><text:span text:style-name="T1"> </text:span><text:span text:style-name="T67">start_time</text:span><text:span text:style-name="T1"> = System.</text:span><text:span text:style-name="T8">currentTimeMillis</text:span><text:span text:style-name="T1">();</text:span> <text:s text:c="9"/></text:p>
      <text:p text:style-name="Console"><text:s text:c="8"/></text:p>
      <text:p text:style-name="P62">//Call executeAsyncScript() method to wait for 5 seconds</text:p>
      <text:p text:style-name="Console"><text:span text:style-name="T6">JavascriptExecutor </text:span><text:span text:style-name="T71">js</text:span><text:span text:style-name="T6"> = (JavascriptExecutor)</text:span><text:span text:style-name="T96">driver</text:span><text:span text:style-name="T6">;</text:span><text:span text:style-name="T53"><text:tab/></text:span><text:span text:style-name="T36"><text:tab/></text:span></text:p>
      <text:p text:style-name="P53"><text:span text:style-name="T67">js</text:span><text:span text:style-name="T1">.executeAsyncScript( </text:span><text:span text:style-name="T99">"window.setTimeout( arguments[ arguments.length – 1 ], </text:span><text:span text:style-name="T107">5</text:span><text:span text:style-name="T99">000 );" </text:span><text:span text:style-name="T1">);</text:span></text:p>
      <text:p text:style-name="Console"><text:s text:c="8"/></text:p>
      <text:p text:style-name="P61">//Get the difference (currentTime - startTime) <text:s/>of times.<text:tab/><text:tab/></text:p>
      <text:p text:style-name="Console"><text:span text:style-name="T1">System.</text:span><text:span text:style-name="T89">out</text:span><text:span text:style-name="T1">.println(</text:span><text:span text:style-name="T99">"Passed time: "</text:span><text:span text:style-name="T1"> + (System.</text:span><text:span text:style-name="T8">currentTimeMillis</text:span><text:span text:style-name="T1">() - </text:span><text:span text:style-name="T67">start_time</text:span><text:span text:style-name="T1">));<text:tab/><text:tab/><text:tab/><text:tab/><text:tab/></text:span></text:p>
      <text:p text:style-name="Console"><text:span text:style-name="T86">driver</text:span><text:span text:style-name="T1">.close();</text:span></text:p>
      <text:p text:style-name="_32_._20_Level_20_Indent-first_20_line_20_-_3e_"/>
      <text:p text:style-name="_32_._20_Level_20_Indent-first_20_line_20_-_3e_"><text:soft-page-break/><text:span text:style-name="T98">driver</text:span><text:span text:style-name="T19">.manage().timeouts().setScriptTimeout(5,TimeUnit.</text:span><text:span text:style-name="T97">SECONDS</text:span><text:span text:style-name="T19">);</text:span><text:span text:style-name="T29"> </text:span><text:span text:style-name="T22">command sets the timeout for the </text:span><text:span text:style-name="T30">asyncScript</text:span><text:span text:style-name="T22">. If the script does not call the callback function before this time then a </text:span><text:span text:style-name="T30">ScriptTimeoutException</text:span><text:span text:style-name="T22"> will be thrown.</text:span></text:p>
      <text:p text:style-name="P47"/>
      <text:p text:style-name="P43"><text:span text:style-name="T74">js</text:span><text:span text:style-name="T20">.executeAsyncScript(</text:span><text:span text:style-name="T105">"window.setTimeout(arguments[arguments.length–1],</text:span><text:span text:style-name="T106">5</text:span><text:span text:style-name="T105">000);"</text:span><text:span text:style-name="T20">) </text:span><text:span text:style-name="T22"><text:s/></text:span><text:span text:style-name="T23">command executes the asyncScript </text:span><text:span text:style-name="T24">which contains a Javascript command. T</text:span><text:span text:style-name="T25">he Javascript command is the </text:span><text:span text:style-name="T31">window.setTimeout()</text:span><text:span text:style-name="T24"> </text:span><text:span text:style-name="T25">function.</text:span></text:p>
      <text:p text:style-name="P44"><text:span text:style-name="T21">This function </text:span><text:span text:style-name="T27">takes </text:span><text:span text:style-name="T21">two parameters. The second is </text:span><text:span text:style-name="T26">the </text:span><text:span text:style-name="T32">“</text:span><text:span text:style-name="T29">time”</text:span><text:span text:style-name="T21"> in ms which tells how long this function should wait. The first parameter is </text:span><text:span text:style-name="T26">the</text:span><text:span text:style-name="T21"> </text:span><text:span text:style-name="T29">“function”</text:span><text:span text:style-name="T21"> which will be call after the time </text:span><text:span text:style-name="T26">is over</text:span><text:span text:style-name="T21">.</text:span></text:p>
      <text:p text:style-name="P44"><text:span text:style-name="T21">The code adds the last Javascript argument as the </text:span><text:span text:style-name="T29">“function”</text:span><text:span text:style-name="T21"> parameter. As it was mentioned, the last Javascript argument is an automatically generated and added callback function. This callback function </text:span><text:span text:style-name="T29">must be call</text:span><text:span text:style-name="T33">ed</text:span><text:span text:style-name="T21"> before the time is over set in the </text:span><text:span text:style-name="T29">setScriptTimeout() </text:span><text:span text:style-name="T21">function.</text:span></text:p>
      <text:p text:style-name="P45"><text:span text:style-name="T21">Realize that this behavior means that the Selenium code pauses at the </text:span><text:span text:style-name="T76">js</text:span><text:span text:style-name="T18">.executeAsyncScript(</text:span><text:span text:style-name="T17">)</text:span><text:span text:style-name="T16"> function until the callback is invoked or the ScriptTimeoutException.</text:span></text:p>
      <text:p text:style-name="P48"/>
      <text:p text:style-name="P48">In the next example, witch totally useless, you can see, how to call the callback function directly:</text:p>
      <text:p text:style-name="Console"><text:span text:style-name="T72">js</text:span><text:span text:style-name="T7">.executeAsyncScript(</text:span><text:span text:style-name="T102">"window.setTimeout(function(){}, 5000);callback=arguments[arguments.length - 1];callback()"</text:span><text:span text:style-name="T7">);</text:span><text:span text:style-name="T15"> <text:s/></text:span><text:span text:style-name="T14"><text:s text:c="6"/></text:span></text:p>
      <text:p text:style-name="P43"><text:span text:style-name="T28">I</text:span><text:span text:style-name="T27">n the Javascript the window.setTimeout() is initialized with </text:span><text:span text:style-name="T28">an</text:span><text:span text:style-name="T27"> empty “function”. </text:span><text:span text:style-name="T28">(</text:span><text:span text:style-name="T27">That means that 5 seconds </text:span><text:span text:style-name="T28">later after the initialization</text:span><text:span text:style-name="T27"> it will call this empty function which </text:span><text:span text:style-name="T28">does nothing.) After the initialization it directly invoke the callback function.</text:span></text:p>
      <text:p text:style-name="P70">Realize that this mean that first the Javascript returns and the Selenium code continues very fast and 5 seconds later will be the “function” called.</text:p>
      <text:list xml:id="list203310551156554" text:continue-numbering="true" text:style-name="Sajat_20_szamozas">
        <text:list-item>
          <text:list>
            <text:list-item>
              <text:list>
                <text:list-item>
                  <text:h text:style-name="P68" text:outline-level="2"><text:span text:style-name="T117"><text:s/>execute</text:span>Script</text:h>
                </text:list-item>
              </text:list>
            </text:list-item>
          </text:list>
        </text:list-item>
      </text:list>
      <text:p text:style-name="P71">This method executes JavaScript in the context of the currently selected frame or window in Selenium. The script used in this method runs in the body of an anonymous function (a function without a name). We can also pass complicated arguments to it. </text:p>
      <text:p text:style-name="P50"><text:span text:style-name="T21">The script </text:span><text:span text:style-name="T29">can return values</text:span><text:span text:style-name="T21">.</text:span></text:p>
      <text:p text:style-name="P70"/>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3402in" fo:margin-right="0in" fo:margin-top="0in" fo:margin-bottom="0in" loext:contextual-spacing="false" fo:keep-together="always" fo:text-indent="0in" style:auto-text-indent="false" style:page-number="auto" fo:background-color="#eeeeee"/>
      <style:text-properties style:use-window-font-color="true" style:font-name="Ubuntu" fo:font-family="Ubuntu" style:font-style-name="Regular" style:font-pitch="variable"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134in" fo:margin-bottom="0.2618in" fo:margin-left="0.739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2-16T20:33:09.517591783</dc:date>
    <meta:editing-duration>P19DT20H4M48S</meta:editing-duration>
    <meta:editing-cycles>1735</meta:editing-cycles>
    <meta:generator>LibreOffice/5.1.6.2$Linux_X86_64 LibreOffice_project/10m0$Build-2</meta:generator>
    <meta:document-statistic meta:table-count="0" meta:image-count="0" meta:object-count="0" meta:page-count="6" meta:paragraph-count="137" meta:word-count="1176" meta:character-count="9015" meta:non-whitespace-character-count="7863"/>
  </office:meta>
</office:document-meta>
</file>